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PATAMAR GRAND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/>
        </table:table-row>
        <table:table-row table:style-name="ro1">
          <table:table-cell table:number-columns-repeated="3"/>
          <table:table-cell table:formula="of:=(656.7+670.6)/2" office:value-type="float" office:value="663.65" calcext:value-type="float">
            <text:p>663.65</text:p>
          </table:table-cell>
          <table:table-cell table:formula="of:=(0.05478+0.1211)" office:value-type="float" office:value="0.17588" calcext:value-type="float">
            <text:p>0.17588</text:p>
          </table:table-cell>
          <table:table-cell table:formula="of:=(719.8+730.4)/2" office:value-type="float" office:value="725.1" calcext:value-type="float">
            <text:p>725.1</text:p>
          </table:table-cell>
          <table:table-cell table:formula="of:=(0.03756+0.03348)/2" office:value-type="float" office:value="0.03552" calcext:value-type="float">
            <text:p>0.03552</text:p>
          </table:table-cell>
          <table:table-cell table:style-name="ce1" table:formula="of:=[.F3]-[.D3]" office:value-type="float" office:value="61.4499999999998" calcext:value-type="float">
            <text:p>61.45</text:p>
          </table:table-cell>
          <table:table-cell table:style-name="ce1" table:formula="of:=[.G3]+[.E3]" office:value-type="float" office:value="0.2114" calcext:value-type="float">
            <text:p>0.2114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002282" calcext:value-type="float">
            <text:p>0.002282</text:p>
          </table:table-cell>
          <table:table-cell table:style-name="ce2"/>
          <table:table-cell office:value-type="string" calcext:value-type="string">
            <text:p>DeltaE</text:p>
          </table:table-cell>
          <table:table-cell table:formula="of:=[.H3]*[.B8]+[.B9]" office:value-type="float" office:value="0.2284089" calcext:value-type="float">
            <text:p>0.2284089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E8]*10^5/[.E9]" office:value-type="float" office:value="308.523101577037" calcext:value-type="float">
            <text:p>308.523101577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0.08818" calcext:value-type="float">
            <text:p>0.08818</text:p>
          </table:table-cell>
          <table:table-cell table:style-name="ce2"/>
          <table:table-cell office:value-type="string" calcext:value-type="string">
            <text:p>S Indio</text:p>
          </table:table-cell>
          <table:table-cell table:formula="of:=([.E10]*37.75-39.77/COS(2.8798))" office:value-type="float" office:value="74.0329974748963" calcext:value-type="float">
            <text:p>74.0329974749</text:p>
          </table:table-cell>
          <table:table-cell office:value-type="string" calcext:value-type="string">
            <text:p>ev/Angstr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 indio</text:p>
          </table:table-cell>
          <table:table-cell office:value-type="float" office:value="0.870467233706754" calcext:value-type="float">
            <text:p>0.870467233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ATAMAR PEQUEN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1" office:value-type="string" calcext:value-type="string">
            <text:p>Largura</text:p>
          </table:table-cell>
          <table:table-cell table:style-name="ce1" office:value-type="string" calcext:value-type="string">
            <text:p>Erro</text:p>
          </table:table-cell>
          <table:table-cell/>
        </table:table-row>
        <table:table-row table:style-name="ro1">
          <table:table-cell table:number-columns-repeated="3"/>
          <table:table-cell table:formula="of:=(429.5+446.7)/2" office:value-type="float" office:value="438.1" calcext:value-type="float">
            <text:p>438.1</text:p>
          </table:table-cell>
          <table:table-cell table:formula="of:=(0.05478+0.1211)" office:value-type="float" office:value="0.17588" calcext:value-type="float">
            <text:p>0.17588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3756+0.03348)/2" office:value-type="float" office:value="0.03552" calcext:value-type="float">
            <text:p>0.03552</text:p>
          </table:table-cell>
          <table:table-cell table:style-name="ce1" table:formula="of:=[.F15]-[.D15]" office:value-type="float" office:value="56.85" calcext:value-type="float">
            <text:p>56.85</text:p>
          </table:table-cell>
          <table:table-cell table:style-name="ce1" table:formula="of:=[.G15]+[.E15]" office:value-type="float" office:value="0.2114" calcext:value-type="float">
            <text:p>0.2114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ltaE</text:p>
          </table:table-cell>
          <table:table-cell table:formula="of:=[.H15]*[.B8]+[.B9]" office:value-type="float" office:value="0.2179117" calcext:value-type="float">
            <text:p>0.2179117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E20]*10^5/[.E21]" office:value-type="float" office:value="525.693658357693" calcext:value-type="float">
            <text:p>525.6936583577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 enxofre</text:p>
          </table:table-cell>
          <table:table-cell table:formula="of:=([.E22]*21.5-27.41/COS(2.8798))" office:value-type="float" office:value="41.4522215620353" calcext:value-type="float">
            <text:p>41.452221562</text:p>
          </table:table-cell>
          <table:table-cell office:value-type="string" calcext:value-type="string">
            <text:p>ev/Angstr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08155937688854" calcext:value-type="float">
            <text:p>0.608155937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9:23:13.939744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3:10:16.252001948</dc:date>
    <meta:generator>LibreOffice/4.2.8.2$Linux_X86_64 LibreOffice_project/420m0$Build-2</meta:generator>
    <meta:editing-duration>PT4H34M37S</meta:editing-duration>
    <meta:editing-cycles>18</meta:editing-cycles>
    <meta:document-statistic meta:table-count="1" meta:cell-count="53" meta:object-count="0"/>
  </office:meta>
</office:document-meta>
</file>